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d539" officeooo:paragraph-rsid="0011d5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54b0" officeooo:paragraph-rsid="001c54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d8401" officeooo:paragraph-rsid="001d84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ea3fb" officeooo:paragraph-rsid="001ea3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1d539" officeooo:paragraph-rsid="0011d539"/>
    </style:style>
    <style:style style:name="P6" style:family="paragraph" style:parent-style-name="Standard">
      <style:paragraph-properties fo:text-align="start" style:justify-single-word="false"/>
      <style:text-properties fo:font-size="16pt" officeooo:rsid="0011d539" officeooo:paragraph-rsid="0011d539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3b376" officeooo:paragraph-rsid="0013b37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53541" officeooo:paragraph-rsid="0015354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6b0c1" officeooo:paragraph-rsid="0016b0c1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3b376" officeooo:paragraph-rsid="0013b3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b376" officeooo:paragraph-rsid="0013b376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53541" officeooo:paragraph-rsid="0015354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53541" officeooo:paragraph-rsid="00153541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53541" officeooo:paragraph-rsid="00153541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6b0c1" officeooo:paragraph-rsid="0016b0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b0c1" officeooo:paragraph-rsid="0016b0c1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weight="normal" officeooo:rsid="00170d92" officeooo:paragraph-rsid="00170d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0d92" officeooo:paragraph-rsid="00170d92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d8401" officeooo:paragraph-rsid="001d840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8401" officeooo:paragraph-rsid="001d8401" style:font-weight-asian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weight="normal" officeooo:rsid="001ea3fb" officeooo:paragraph-rsid="001ea3f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ea3fb" officeooo:paragraph-rsid="001ea3fb" style:font-weight-asian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weight="normal" officeooo:rsid="0020889a" officeooo:paragraph-rsid="0020889a" style:font-weight-asian="normal" style:font-weight-complex="normal"/>
    </style:style>
    <style:style style:name="T1" style:family="text">
      <style:text-properties officeooo:rsid="0016b0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mediate CSS - Functions</text:p>
      <text:p text:style-name="P6"/>
      <text:p text:style-name="P1">CSS Functions</text:p>
      <text:list xml:id="list3349801206" text:style-name="L1">
        <text:list-item>
          <text:p text:style-name="P10">Functions are reusable pieces of code which perform specific tasks. Functions are passed 'arguments' between parentheses, which are then used by the function.</text:p>
        </text:list-item>
      </text:list>
      <text:p text:style-name="P11"/>
      <text:list xml:id="list184904350004208" text:continue-numbering="true" text:style-name="L1">
        <text:list-item>
          <text:p text:style-name="P10">CSS does not allow you to create your own functions, there are a number of premade functions that can be used.</text:p>
          <text:list>
            <text:list-item>
              <text:p text:style-name="P10">examples: calc(<text:span text:style-name="T1"> </text:span>), min(<text:span text:style-name="T1"> </text:span>), max(<text:span text:style-name="T1"> </text:span>), clamp(<text:span text:style-name="T1"> </text:span>)</text:p>
            </text:list-item>
          </text:list>
        </text:list-item>
      </text:list>
      <text:p text:style-name="P11"/>
      <text:p text:style-name="P7">calc(<text:span text:style-name="T1"> </text:span>)</text:p>
      <text:list xml:id="list413445001" text:style-name="L2">
        <text:list-item>
          <text:p text:style-name="P12">calc(<text:span text:style-name="T1"> </text:span>) can be used to mix units.</text:p>
        </text:list-item>
        <text:list-item>
          <text:p text:style-name="P12">calc(<text:span text:style-name="T1"> </text:span>) can be nested within itself. [ calc(100vh - calc(var(--header)) ]</text:p>
        </text:list-item>
      </text:list>
      <text:p text:style-name="P13"/>
      <text:p text:style-name="P8">min(<text:span text:style-name="T1"> </text:span>)</text:p>
      <text:list xml:id="list3930818348" text:style-name="L3">
        <text:list-item>
          <text:p text:style-name="P14">min(<text:span text:style-name="T1"> </text:span>) is used to create responsive websites. It is used to determine what the minimum value will be and what occurs if it does not meet that criteria.</text:p>
          <text:list>
            <text:list-item>
              <text:p text:style-name="P14">width: min(150px, 100%) =&gt; if there are 150px available, it will take up 150px. Otherwise, it will switch to 100% of the parent's width.</text:p>
            </text:list-item>
          </text:list>
        </text:list-item>
        <text:list-item>
          <text:p text:style-name="P14">You are allowed to do basic math inside a min(). ( width: min(80ch, 100vw - 2rem); )</text:p>
        </text:list-item>
      </text:list>
      <text:p text:style-name="P13"/>
      <text:p text:style-name="P8">max(<text:span text:style-name="T1"> </text:span>)</text:p>
      <text:list xml:id="list202179511" text:style-name="L4">
        <text:list-item>
          <text:p text:style-name="P15">Max works the same as min except it will select the largest possible value from within the parentheses.</text:p>
          <text:list>
            <text:list-item>
              <text:p text:style-name="P15">Providing the max() will prevent an element from infinitely filling the page as it expands.</text:p>
            </text:list-item>
          </text:list>
        </text:list-item>
      </text:list>
      <text:p text:style-name="P16"/>
      <text:p text:style-name="P9">clamp( )</text:p>
      <text:list xml:id="list3847067072" text:style-name="L5">
        <text:list-item>
          <text:p text:style-name="P17">clamp( ) is a way to make elements fluid and responsive.</text:p>
          <text:list>
            <text:list-item>
              <text:p text:style-name="P17">clamp( ) takes 3 values: [smallest value, ideal value, largest value]</text:p>
            </text:list-item>
          </text:list>
        </text:list-item>
      </text:list>
      <text:p text:style-name="P18"/>
      <text:p text:style-name="P2">The Perfect Width</text:p>
      <text:list xml:id="list3810769844" text:style-name="L6">
        <text:list-item>
          <text:p text:style-name="P19">Anything from 45 to 75 characters is widely regarded as a satisfactory length for a single-column page set in a serifed text face in a text size.</text:p>
          <text:p text:style-name="P19"/>
        </text:list-item>
        <text:list-item>
          <text:p text:style-name="P19">Using clamp( ) and ch unit together can set the paragraph width.</text:p>
          <text:list>
            <text:list-item>
              <text:p text:style-name="P19">p { width: clamp(45ch, 50% 75ch); }</text:p>
              <text:list>
                <text:list-item>
                  <text:p text:style-name="P19">This allows the browser to determine the width of the paragraph. It will set the width to 50%, 45ch min, 75ch max.</text:p>
                </text:list-item>
              </text:list>
            </text:list-item>
          </text:list>
        </text:list-item>
      </text:list>
      <text:p text:style-name="P20"/>
      <text:p text:style-name="P3">Padding Management</text:p>
      <text:list xml:id="list919767884" text:style-name="L7">
        <text:list-item>
          <text:p text:style-name="P21">You can use max() to set a minimum padding size. This enables an element to have additional padding at larger screen sizes, but maintain a minimum padding at smaller screen sizes.</text:p>
        </text:list-item>
      </text:list>
      <text:p text:style-name="P22"/>
      <text:p text:style-name="P4">Fluid Typography</text:p>
      <text:list xml:id="list4263769304" text:style-name="L8">
        <text:list-item>
          <text:p text:style-name="P23">Using a clamp( ) function, you can set minimum acceptable font size, ideal font size, and maximum font size.</text:p>
          <text:list>
            <text:list-item>
              <text:p text:style-name="P23"><text:soft-page-break/>This makes fonts scale with viewport width of the page until it reaches its minimum or maximum.</text:p>
            </text:list-item>
            <text:list-item>
              <text:p text:style-name="P23">This may cause WCAG (accessibility) issues as users may be unable to scale to 200%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0" meta:word-count="391" meta:character-count="2070" meta:non-whitespace-character-count="1730"/>
  </office:meta>
</office:document-meta>
</file>